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98000000116368FE0E.png" manifest:media-type="image/png"/>
  <manifest:file-entry manifest:full-path="Pictures/10000201000000DD0000001A3405B9AE.png" manifest:media-type="image/png"/>
  <manifest:file-entry manifest:full-path="Pictures/100000000000013B0000009CB352A72F.png" manifest:media-type="image/png"/>
  <manifest:file-entry manifest:full-path="Pictures/100000000000007300000046BE16ECA7.jpg" manifest:media-type="image/jpeg"/>
  <manifest:file-entry manifest:full-path="Pictures/1000000000000302000000563E6AEA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Mangal1" svg:font-family="Mangal"/>
    <style:font-face style:name="OpenSymbol" svg:font-family="OpenSymbol"/>
    <style:font-face style:name="Arial2" svg:font-family="Arial" style:font-family-generic="roman" style:font-pitch="variable"/>
    <style:font-face style:name="Helvetica 35 Thin" svg:font-family="'Helvetica 35 Thin'" style:font-family-generic="roman" style:font-pitch="variable"/>
    <style:font-face style:name="Helvetica 95 Black" svg:font-family="'Helvetica 95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ula1" style:family="table">
      <style:table-properties style:width="13.746cm" fo:margin-left="-0.191cm" table:align="left" fo:background-color="#e6e6e6" style:writing-mode="lr-tb">
        <style:background-image/>
      </style:table-properties>
    </style:style>
    <style:style style:name="Taula1.A" style:family="table-column">
      <style:table-column-properties style:column-width="13.746cm"/>
    </style:style>
    <style:style style:name="Taula1.1" style:family="table-row">
      <style:table-row-properties fo:keep-together="auto"/>
    </style:style>
    <style:style style:name="Taula1.A1" style:family="table-cell">
      <style:table-cell-properties fo:background-color="#e6e6e6" fo:padding-left="0.191cm" fo:padding-right="0.191cm" fo:padding-top="0cm" fo:padding-bottom="0cm" fo:border-left="2.5pt solid #808080" fo:border-right="none" fo:border-top="2.5pt solid #808080" fo:border-bottom="none">
        <style:background-image/>
      </style:table-cell-properties>
    </style:style>
    <style:style style:name="P1" style:family="paragraph" style:parent-style-name="Header">
      <style:paragraph-properties fo:text-align="justify" style:justify-single-word="false">
        <style:tab-stops/>
      </style:paragraph-properties>
      <style:text-properties fo:color="#0045ad" style:font-name="Arial2" fo:font-size="8pt" style:font-size-asian="8pt" style:font-size-complex="12.5pt"/>
    </style:style>
    <style:style style:name="P2" style:family="paragraph" style:parent-style-name="Header">
      <style:paragraph-properties fo:text-align="end" style:justify-single-word="false">
        <style:tab-stops/>
      </style:paragraph-properties>
    </style:style>
    <style:style style:name="P3" style:family="paragraph" style:parent-style-name="Header">
      <style:paragraph-properties fo:margin-left="3.501cm" fo:margin-right="0cm" fo:text-align="end" style:justify-single-word="false" fo:text-indent="0cm" style:auto-text-indent="false">
        <style:tab-stops/>
      </style:paragraph-properties>
    </style:style>
    <style:style style:name="P4" style:family="paragraph" style:parent-style-name="Footnote">
      <style:paragraph-properties fo:margin-left="0.499cm" fo:margin-right="0.635cm" fo:text-indent="-0.499cm" style:auto-text-indent="false"/>
    </style:style>
    <style:style style:name="P5" style:family="paragraph" style:parent-style-name="Footnote">
      <style:paragraph-properties fo:margin-left="0.499cm" fo:margin-right="0.635cm" fo:text-indent="-0.499cm" style:auto-text-indent="false">
        <style:tab-stops>
          <style:tab-stop style:position="16.252cm"/>
        </style:tab-stops>
      </style:paragraph-properties>
    </style:style>
    <style:style style:name="P6" style:family="paragraph" style:parent-style-name="Footnote">
      <style:paragraph-properties fo:margin-left="0.499cm" fo:margin-right="0.635cm" fo:text-align="start" style:justify-single-word="false" fo:text-indent="-0.499cm" style:auto-text-indent="false">
        <style:tab-stops>
          <style:tab-stop style:position="16.252cm"/>
        </style:tab-stops>
      </style:paragraph-properties>
    </style:style>
    <style:style style:name="P7" style:family="paragraph" style:parent-style-name="Footnote">
      <style:paragraph-properties fo:padding="0cm" fo:border="none"/>
    </style:style>
    <style:style style:name="P8" style:family="paragraph" style:parent-style-name="Footnote">
      <style:paragraph-properties fo:text-align="end" style:justify-single-word="false" fo:padding="0cm" fo:border="none"/>
      <style:text-properties style:font-name="Arial" fo:font-size="8pt" style:font-size-asian="8pt" style:font-size-complex="8pt"/>
    </style:style>
    <style:style style:name="P9" style:family="paragraph" style:parent-style-name="Footnote">
      <style:paragraph-properties fo:margin-left="3.501cm" fo:margin-right="0cm" fo:text-indent="-0.499cm" style:auto-text-indent="false">
        <style:tab-stops>
          <style:tab-stop style:position="16.252cm"/>
        </style:tab-stops>
      </style:paragraph-properties>
    </style:style>
    <style:style style:name="P10" style:family="paragraph" style:parent-style-name="Footnote">
      <style:paragraph-properties>
        <style:tab-stops>
          <style:tab-stop style:position="16.252cm"/>
        </style:tab-stops>
      </style:paragraph-properties>
    </style:style>
    <style:style style:name="P11" style:family="paragraph" style:parent-style-name="Footnote">
      <style:paragraph-properties fo:margin-left="0cm" fo:margin-right="0cm" fo:text-align="start" style:justify-single-word="false" fo:text-indent="0cm" style:auto-text-indent="false">
        <style:tab-stops>
          <style:tab-stop style:position="16.252cm"/>
        </style:tab-stops>
      </style:paragraph-properties>
    </style:style>
    <style:style style:name="P12" style:family="paragraph" style:parent-style-name="UOC_5f_normal">
      <style:paragraph-properties fo:text-align="justify" style:justify-single-word="false"/>
      <style:text-properties fo:color="#757578" style:font-name="Arial2" style:font-size-complex="12pt"/>
    </style:style>
    <style:style style:name="P13" style:family="paragraph" style:parent-style-name="UOC_5f_normal">
      <style:paragraph-properties fo:text-align="justify" style:justify-single-word="false"/>
      <style:text-properties fo:color="#757578" style:font-name="Arial2" style:text-underline-style="solid" style:text-underline-width="auto" style:text-underline-color="font-color" fo:font-weight="bold" style:font-weight-asian="bold" style:font-size-complex="12pt" style:font-weight-complex="bold"/>
    </style:style>
    <style:style style:name="P14" style:family="paragraph" style:parent-style-name="UOC_5f_normal">
      <style:paragraph-properties fo:text-align="justify" style:justify-single-word="false"/>
      <style:text-properties fo:color="#757578" style:font-name="Arial2" style:text-underline-style="solid" style:text-underline-width="auto" style:text-underline-color="font-color" fo:font-weight="bold" officeooo:paragraph-rsid="00075d05" style:font-weight-asian="bold" style:font-size-complex="12pt" style:font-weight-complex="bold"/>
    </style:style>
    <style:style style:name="P15" style:family="paragraph" style:parent-style-name="UOC_5f_normal">
      <style:paragraph-properties fo:text-align="justify" style:justify-single-word="false"/>
      <style:text-properties fo:color="#757578" style:font-name="Arial2" fo:font-weight="bold" style:font-weight-asian="bold" style:font-size-complex="12pt" style:font-weight-complex="bold"/>
    </style:style>
    <style:style style:name="P16" style:family="paragraph" style:parent-style-name="UOC_5f_normal">
      <style:paragraph-properties fo:text-align="justify" style:justify-single-word="false"/>
      <style:text-properties fo:color="#757578" style:font-name="Arial2" officeooo:paragraph-rsid="0004c550"/>
    </style:style>
    <style:style style:name="P17" style:family="paragraph" style:parent-style-name="UOC_5f_normal">
      <style:paragraph-properties fo:text-align="justify" style:justify-single-word="false"/>
      <style:text-properties fo:color="#757578" style:font-name="Arial2" fo:font-size="12pt" style:font-size-asian="12pt" style:font-size-complex="12pt"/>
    </style:style>
    <style:style style:name="P18" style:family="paragraph" style:parent-style-name="UOC_5f_normal">
      <style:paragraph-properties fo:text-align="justify" style:justify-single-word="false"/>
      <style:text-properties fo:color="#757578" style:font-name="Arial2" fo:font-style="normal" style:text-underline-style="none" fo:font-weight="normal" officeooo:paragraph-rsid="0004de26" style:font-style-asian="normal" style:font-weight-asian="normal" style:font-size-complex="12pt" style:font-style-complex="normal" style:font-weight-complex="normal"/>
    </style:style>
    <style:style style:name="P19" style:family="paragraph" style:parent-style-name="UOC_5f_normal">
      <style:paragraph-properties fo:text-align="justify" style:justify-single-word="false"/>
      <style:text-properties fo:color="#0045ad" style:font-name="Arial2" fo:font-size="14pt" fo:font-weight="bold" style:font-size-asian="14pt" style:font-weight-asian="bold" style:font-size-complex="40pt"/>
    </style:style>
    <style:style style:name="P20" style:family="paragraph" style:parent-style-name="UOC_5f_normal">
      <style:paragraph-properties fo:text-align="justify" style:justify-single-word="false"/>
    </style:style>
    <style:style style:name="P21" style:family="paragraph" style:parent-style-name="UOC_5f_normal">
      <style:paragraph-properties fo:margin-left="1.249cm" fo:margin-right="0cm" fo:text-align="justify" style:justify-single-word="false" fo:text-indent="0cm" style:auto-text-indent="false"/>
      <style:text-properties fo:color="#757578" style:font-name="Arial2" fo:font-weight="bold" style:font-weight-asian="bold" style:font-size-complex="12pt" style:font-weight-complex="bold"/>
    </style:style>
    <style:style style:name="P22" style:family="paragraph" style:parent-style-name="UOC_5f_normal">
      <style:paragraph-properties fo:text-align="justify" style:justify-single-word="false" fo:orphans="2" fo:widows="2" style:writing-mode="lr-tb"/>
      <style:text-properties fo:color="#757578" style:font-name="Arial2" fo:font-size="14pt" fo:language="en" fo:country="US" fo:font-weight="bold" style:font-size-asian="14pt" style:font-weight-asian="bold" style:font-size-complex="12pt"/>
    </style:style>
    <style:style style:name="P23" style:family="paragraph" style:parent-style-name="UOC_5f_normal">
      <style:paragraph-properties fo:text-align="justify" style:justify-single-word="false" fo:orphans="2" fo:widows="2" style:writing-mode="lr-tb"/>
      <style:text-properties fo:color="#757578" style:font-name="Arial2" style:font-size-complex="12pt"/>
    </style:style>
    <style:style style:name="P24" style:family="paragraph" style:parent-style-name="Standard">
      <style:paragraph-properties fo:line-height="100%" fo:text-align="justify" style:justify-single-word="false"/>
    </style:style>
    <style:style style:name="P25" style:family="paragraph" style:parent-style-name="Standard">
      <style:paragraph-properties fo:margin-left="0.4cm" fo:margin-right="0.4cm" fo:margin-top="0cm" fo:margin-bottom="0cm" style:contextual-spacing="false" fo:line-height="100%" fo:text-align="justify" style:justify-single-word="false" fo:orphans="0" fo:widows="0" fo:text-indent="0cm" style:auto-text-indent="false"/>
      <style:text-properties fo:color="#757578" style:font-name="Arial2" fo:font-size="9pt" style:font-size-asian="9pt" style:font-size-complex="12pt"/>
    </style:style>
    <style:style style:name="P26" style:family="paragraph" style:parent-style-name="Standard">
      <style:paragraph-properties fo:margin-left="0.4cm" fo:margin-right="0.4cm" fo:margin-top="0cm" fo:margin-bottom="0cm" style:contextual-spacing="false" fo:line-height="100%" fo:text-align="justify" style:justify-single-word="false" fo:text-indent="0cm" style:auto-text-indent="false"/>
      <style:text-properties fo:color="#757578" style:font-name="Arial2" fo:font-size="12pt" style:font-size-asian="12pt" style:font-size-complex="12pt"/>
    </style:style>
    <style:style style:name="P27" style:family="paragraph" style:parent-style-name="Standard">
      <style:paragraph-properties fo:margin-left="0.4cm" fo:margin-right="0.4cm" fo:margin-top="0cm" fo:margin-bottom="0cm" style:contextual-spacing="false" fo:line-height="100%" fo:text-align="justify" style:justify-single-word="false" fo:orphans="0" fo:widows="0" fo:text-indent="0cm" style:auto-text-indent="false"/>
    </style:style>
    <style:style style:name="P28" style:family="paragraph" style:parent-style-name="UOC_5f_titol">
      <style:paragraph-properties fo:text-align="justify" style:justify-single-word="false"/>
      <style:text-properties fo:color="#0045ad" style:font-name="Arial2" fo:font-size="14pt" fo:font-weight="bold" style:font-size-asian="14pt" style:font-weight-asian="bold" style:font-size-complex="40pt"/>
    </style:style>
    <style:style style:name="P29" style:family="paragraph" style:parent-style-name="UOC_5f_titol">
      <style:paragraph-properties fo:text-align="justify" style:justify-single-word="false"/>
    </style:style>
    <style:style style:name="P30" style:family="paragraph" style:parent-style-name="Standard">
      <style:paragraph-properties fo:text-align="justify" style:justify-single-word="false"/>
      <style:text-properties fo:color="#757578" style:font-name="Arial2" fo:font-size="12pt" style:font-size-asian="12pt" style:font-size-complex="12pt"/>
    </style:style>
    <style:style style:name="P31" style:family="paragraph" style:parent-style-name="Header">
      <style:paragraph-properties fo:text-align="end" style:justify-single-word="false">
        <style:tab-stops/>
      </style:paragraph-properties>
      <style:text-properties fo:color="#0045ad" style:font-name="Arial2" fo:font-size="8pt" officeooo:paragraph-rsid="00087d07" style:font-size-asian="8pt" style:font-size-complex="12.5pt"/>
    </style:style>
    <style:style style:name="P32" style:family="paragraph" style:parent-style-name="Footnote">
      <style:paragraph-properties fo:padding="0cm" fo:border="none"/>
    </style:style>
    <style:style style:name="P33" style:family="paragraph" style:parent-style-name="UOC_5f_titol">
      <style:paragraph-properties fo:text-align="justify" style:justify-single-word="false"/>
    </style:style>
    <style:style style:name="P34" style:family="paragraph" style:parent-style-name="UOC_5f_normal" style:master-page-name="Converted1">
      <style:paragraph-properties fo:text-align="justify" style:justify-single-word="false" style:page-number="auto"/>
      <style:text-properties fo:color="#0045ad" style:font-name="Arial2" fo:font-size="14pt" fo:font-weight="bold" style:font-size-asian="14pt" style:font-weight-asian="bold" style:font-size-complex="40pt"/>
    </style:style>
    <style:style style:name="P35" style:family="paragraph" style:parent-style-name="UOC_5f_normal" style:list-style-name="L1">
      <style:paragraph-properties fo:text-align="justify" style:justify-single-word="false"/>
      <style:text-properties fo:color="#757578" style:font-name="Arial2" style:font-size-complex="12pt"/>
    </style:style>
    <style:style style:name="P36" style:family="paragraph" style:parent-style-name="UOC_5f_normal">
      <style:paragraph-properties fo:text-align="justify" style:justify-single-word="false"/>
      <style:text-properties fo:color="#757578" style:font-name="Arial2" officeooo:rsid="0004de26" style:font-size-complex="12pt"/>
    </style:style>
    <style:style style:name="P37" style:family="paragraph" style:parent-style-name="UOC_5f_normal">
      <style:paragraph-properties fo:text-align="justify" style:justify-single-word="false"/>
      <style:text-properties fo:color="#757578" style:font-name="Arial2" style:text-underline-style="none" fo:font-weight="normal" officeooo:paragraph-rsid="0009f76c" style:font-weight-asian="normal" style:font-size-complex="12pt" style:font-weight-complex="normal"/>
    </style:style>
    <style:style style:name="P38" style:family="paragraph" style:parent-style-name="UOC_5f_normal">
      <style:paragraph-properties fo:text-align="justify" style:justify-single-word="false"/>
      <style:text-properties fo:color="#757578" style:font-name="Arial2" style:text-underline-style="none" fo:font-weight="normal" officeooo:rsid="00097225" officeooo:paragraph-rsid="00097225" style:font-weight-asian="normal" style:font-size-complex="12pt" style:font-weight-complex="normal"/>
    </style:style>
    <style:style style:name="P39" style:family="paragraph" style:parent-style-name="UOC_5f_normal">
      <style:paragraph-properties fo:text-align="center" style:justify-single-word="false"/>
      <style:text-properties fo:color="#757578" style:font-name="Arial2" style:text-underline-style="none" fo:font-weight="normal" officeooo:rsid="00097225" officeooo:paragraph-rsid="00097225" style:font-weight-asian="normal" style:font-size-complex="12pt" style:font-weight-complex="normal"/>
    </style:style>
    <style:style style:name="P40" style:family="paragraph" style:parent-style-name="UOC_5f_normal">
      <style:paragraph-properties fo:text-align="justify" style:justify-single-word="false"/>
      <style:text-properties fo:color="#757578" style:font-name="Arial2" style:text-underline-style="none" fo:font-weight="normal" officeooo:rsid="0009f76c" officeooo:paragraph-rsid="0009f76c" style:font-weight-asian="normal" style:font-size-complex="12pt" style:font-weight-complex="normal"/>
    </style:style>
    <style:style style:name="P41" style:family="paragraph" style:parent-style-name="UOC_5f_normal">
      <style:paragraph-properties fo:text-align="justify" style:justify-single-word="false"/>
      <style:text-properties fo:color="#757578" style:font-name="Arial2" style:text-underline-style="none" fo:font-weight="normal" officeooo:rsid="000af4dc" officeooo:paragraph-rsid="000af4dc" style:font-weight-asian="normal" style:font-size-complex="12pt" style:font-weight-complex="normal"/>
    </style:style>
    <style:style style:name="P42" style:family="paragraph" style:parent-style-name="UOC_5f_normal">
      <style:paragraph-properties fo:text-align="justify" style:justify-single-word="false"/>
      <style:text-properties fo:color="#757578" style:font-name="Arial2" style:text-underline-style="none" fo:font-weight="normal" officeooo:rsid="000b094a" officeooo:paragraph-rsid="000b094a" style:font-weight-asian="normal" style:font-size-complex="12pt" style:font-weight-complex="normal"/>
    </style:style>
    <style:style style:name="P43" style:family="paragraph" style:parent-style-name="UOC_5f_normal">
      <style:paragraph-properties fo:text-align="justify" style:justify-single-word="false"/>
      <style:text-properties fo:color="#757578" style:font-name="Arial2" fo:font-style="normal" style:text-underline-style="none" fo:font-weight="normal" officeooo:paragraph-rsid="0004de26" style:font-style-asian="normal" style:font-weight-asian="normal" style:font-size-complex="12pt" style:font-style-complex="normal" style:font-weight-complex="normal"/>
    </style:style>
    <style:style style:name="P44" style:family="paragraph" style:parent-style-name="UOC_5f_normal">
      <style:paragraph-properties fo:text-align="justify" style:justify-single-word="false"/>
      <style:text-properties fo:color="#757578" style:font-name="Arial2" fo:font-style="normal" style:text-underline-style="none" fo:font-weight="normal" officeooo:rsid="000628f3" officeooo:paragraph-rsid="0005b60c" style:font-style-asian="normal" style:font-weight-asian="normal" style:font-size-complex="12pt" style:font-style-complex="normal" style:font-weight-complex="normal"/>
    </style:style>
    <style:style style:name="P45" style:family="paragraph" style:parent-style-name="UOC_5f_normal">
      <style:paragraph-properties fo:text-align="justify" style:justify-single-word="false"/>
      <style:text-properties fo:color="#757578" style:font-name="Arial2" fo:font-style="normal" style:text-underline-style="none" fo:font-weight="normal" officeooo:rsid="00097225" officeooo:paragraph-rsid="00097225" style:font-style-asian="normal" style:font-weight-asian="normal" style:font-size-complex="12pt" style:font-style-complex="normal" style:font-weight-complex="normal"/>
    </style:style>
    <style:style style:name="P46" style:family="paragraph" style:parent-style-name="UOC_5f_normal">
      <style:paragraph-properties fo:text-align="justify" style:justify-single-word="false"/>
      <style:text-properties fo:color="#757578" style:font-name="Arial2" fo:font-style="normal" style:text-underline-style="none" fo:font-weight="normal" officeooo:rsid="0009f76c" officeooo:paragraph-rsid="0009f76c" style:font-style-asian="normal" style:font-weight-asian="normal" style:font-size-complex="12pt" style:font-style-complex="normal" style:font-weight-complex="normal"/>
    </style:style>
    <style:style style:name="P47" style:family="paragraph" style:parent-style-name="UOC_5f_normal">
      <style:paragraph-properties fo:text-align="justify" style:justify-single-word="false"/>
      <style:text-properties fo:color="#757578" style:font-name="Arial2" style:text-underline-style="solid" style:text-underline-width="auto" style:text-underline-color="font-color" fo:font-weight="bold" officeooo:rsid="000b094a" officeooo:paragraph-rsid="000b094a" style:font-weight-asian="bold" style:font-size-complex="12pt" style:font-weight-complex="bold"/>
    </style:style>
    <style:style style:name="P48" style:family="paragraph" style:parent-style-name="UOC_5f_normal" style:list-style-name="L1">
      <style:paragraph-properties fo:text-align="justify" style:justify-single-word="false"/>
    </style:style>
    <style:style style:name="P49" style:family="paragraph" style:parent-style-name="UOC_5f_normal">
      <style:paragraph-properties fo:text-align="justify" style:justify-single-word="false"/>
      <style:text-properties officeooo:rsid="00097225" officeooo:paragraph-rsid="00097225"/>
    </style:style>
    <style:style style:name="P50" style:family="paragraph" style:parent-style-name="UOC_5f_normal" style:list-style-name="L5">
      <style:paragraph-properties fo:text-align="justify" style:justify-single-word="false" fo:orphans="2" fo:widows="2" style:writing-mode="lr-tb"/>
      <style:text-properties fo:color="#757578" style:font-name="Arial2" style:font-size-complex="14pt"/>
    </style:style>
    <style:style style:name="P51" style:family="paragraph" style:parent-style-name="UOC_5f_normal">
      <style:paragraph-properties fo:text-align="justify" style:justify-single-word="false" fo:orphans="2" fo:widows="2" style:writing-mode="lr-tb"/>
      <style:text-properties fo:color="#757578" style:font-name="Arial2" style:font-size-complex="12pt"/>
    </style:style>
    <style:style style:name="P52" style:family="paragraph" style:parent-style-name="UOC_5f_normal" style:list-style-name="L6">
      <style:paragraph-properties fo:text-align="justify" style:justify-single-word="false" fo:orphans="2" fo:widows="2" style:writing-mode="lr-tb"/>
      <style:text-properties fo:color="#757578" style:font-name="Arial2" style:font-size-complex="12pt"/>
    </style:style>
    <style:style style:name="P53" style:family="paragraph" style:parent-style-name="UOC_5f_normal">
      <style:paragraph-properties fo:text-align="justify" style:justify-single-word="false" fo:orphans="2" fo:widows="2" style:writing-mode="lr-tb"/>
      <style:text-properties fo:color="#757578" style:font-name="Arial2" officeooo:rsid="000b094a" officeooo:paragraph-rsid="000b094a" style:font-size-complex="12pt"/>
    </style:style>
    <style:style style:name="P54" style:family="paragraph" style:parent-style-name="UOC_5f_normal" style:list-style-name="L7">
      <style:paragraph-properties fo:text-align="justify" style:justify-single-word="false" fo:orphans="2" fo:widows="2" style:writing-mode="lr-tb"/>
      <style:text-properties fo:color="#757578" style:font-name="Arial2" fo:language="ca" fo:country="ES" style:text-underline-style="solid" style:text-underline-width="auto" style:text-underline-color="font-color" style:font-name-complex="Arial" style:font-size-complex="12pt"/>
    </style:style>
    <style:style style:name="P55" style:family="paragraph" style:parent-style-name="UOC_5f_normal" style:list-style-name="L8">
      <style:paragraph-properties fo:text-align="justify" style:justify-single-word="false" fo:orphans="2" fo:widows="2" style:writing-mode="lr-tb"/>
      <style:text-properties fo:color="#757578" style:font-name="Arial2" style:text-underline-style="none" style:font-size-complex="12pt"/>
    </style:style>
    <style:style style:name="P56" style:family="paragraph" style:parent-style-name="UOC_5f_normal">
      <style:paragraph-properties fo:margin-left="1.249cm" fo:margin-right="0cm" fo:text-align="justify" style:justify-single-word="false" fo:text-indent="0cm" style:auto-text-indent="false"/>
      <style:text-properties fo:color="#757578" style:font-name="Arial2" fo:font-weight="normal" officeooo:paragraph-rsid="0009f76c" style:font-weight-asian="normal" style:font-size-complex="12pt" style:font-weight-complex="normal"/>
    </style:style>
    <style:style style:name="P57" style:family="paragraph" style:parent-style-name="UOC_5f_normal">
      <style:paragraph-properties fo:text-align="justify" style:justify-single-word="false" fo:background-color="transparent" fo:padding="0.049cm" fo:border="0.06pt solid #000000" style:shadow="none">
        <style:background-image/>
      </style:paragraph-properties>
      <style:text-properties fo:color="#757578" style:font-name="Arial2" style:text-underline-style="none" fo:font-weight="normal" officeooo:rsid="0009f76c" officeooo:paragraph-rsid="0009f76c" style:font-weight-asian="normal" style:font-size-complex="12pt" style:font-weight-complex="normal"/>
    </style:style>
    <style:style style:name="P58" style:family="paragraph" style:parent-style-name="UOC_5f_normal">
      <style:paragraph-properties fo:text-align="justify" style:justify-single-word="false" fo:padding="0.049cm" fo:border="0.06pt solid #000000" style:shadow="none"/>
      <style:text-properties fo:color="#757578" style:font-name="Arial2" style:text-underline-style="none" fo:font-weight="normal" officeooo:rsid="000af4dc" officeooo:paragraph-rsid="000af4dc" style:font-weight-asian="normal" style:font-size-complex="12pt" style:font-weight-complex="normal"/>
    </style:style>
    <style:style style:name="P59" style:family="paragraph" style:parent-style-name="UOC_5f_normal">
      <style:paragraph-properties fo:text-align="justify" style:justify-single-word="false" fo:padding="0.049cm" fo:border="0.06pt solid #000000" style:shadow="none"/>
      <style:text-properties fo:color="#757578" style:font-name="Arial2" style:text-underline-style="none" fo:font-weight="normal" officeooo:rsid="000b094a" officeooo:paragraph-rsid="000b094a" style:font-weight-asian="normal" style:font-size-complex="12pt" style:font-weight-complex="normal"/>
    </style:style>
    <style:style style:name="T1" style:family="text">
      <style:text-properties fo:color="#9a9795" style:font-name="Helvetica 35 Thin" fo:font-size="12pt" style:font-size-asian="12pt" style:font-size-complex="12pt"/>
    </style:style>
    <style:style style:name="T2" style:family="text">
      <style:text-properties fo:color="#9a9795" style:font-name="Helvetica 35 Thin" fo:font-size="16pt" style:font-size-asian="16pt" style:font-size-complex="16pt"/>
    </style:style>
    <style:style style:name="T3" style:family="text">
      <style:text-properties fo:color="#9a9795" style:font-name="Helvetica 95 Black"/>
    </style:style>
    <style:style style:name="T4" style:family="text">
      <style:text-properties officeooo:rsid="0004c550"/>
    </style:style>
    <style:style style:name="T5" style:family="text">
      <style:text-properties fo:color="#999999"/>
    </style:style>
    <style:style style:name="T6" style:family="text">
      <style:text-properties fo:color="#757578" style:font-name="Arial2" fo:font-size="9pt" style:font-size-asian="9pt" style:font-size-complex="12pt"/>
    </style:style>
    <style:style style:name="T7" style:family="text">
      <style:text-properties fo:color="#757578" style:font-name="Arial2" fo:font-size="9pt" fo:font-weight="bold" style:font-size-asian="9pt" style:font-weight-asian="bold" style:font-size-complex="12pt"/>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fo:font-style="italic" officeooo:rsid="00097225" style:font-style-asian="italic" style:font-style-complex="italic"/>
    </style:style>
    <style:style style:name="T11" style:family="text">
      <style:text-properties fo:font-style="italic" officeooo:rsid="0009f76c" style:font-style-asian="italic" style:font-style-complex="italic"/>
    </style:style>
    <style:style style:name="T12" style:family="text">
      <style:text-properties fo:font-style="normal" fo:font-weight="normal" officeooo:rsid="00097225" style:font-style-asian="normal" style:font-weight-asian="normal" style:font-style-complex="normal" style:font-weight-complex="normal"/>
    </style:style>
    <style:style style:name="T13" style:family="text">
      <style:text-properties fo:font-size="14pt" style:text-underline-style="solid" style:text-underline-width="auto" style:text-underline-color="font-color" fo:font-weight="bold" style:font-size-asian="14pt" style:font-weight-asian="bold" style:font-weight-complex="bold"/>
    </style:style>
    <style:style style:name="T14" style:family="text">
      <style:text-properties fo:font-size="14pt" style:text-underline-style="solid" style:text-underline-width="auto" style:text-underline-color="font-color" fo:font-weight="bold" style:font-name-asian="Arial" style:font-size-asian="14pt" style:font-weight-asian="bold" style:font-weight-complex="bold"/>
    </style:style>
    <style:style style:name="T15" style:family="text">
      <style:text-properties fo:language="ca" fo:country="ES" style:font-name-complex="Arial"/>
    </style:style>
    <style:style style:name="T16" style:family="text">
      <style:text-properties fo:language="ca" fo:country="ES" style:font-name-asian="Arial" style:font-name-complex="Arial"/>
    </style:style>
    <style:style style:name="T17" style:family="text">
      <style:text-properties fo:language="ca" fo:country="ES" fo:font-weight="bold" style:font-weight-asian="bold" style:font-name-complex="Arial"/>
    </style:style>
    <style:style style:name="T18" style:family="text">
      <style:text-properties fo:language="ca" fo:country="ES" fo:font-weight="bold" style:font-name-asian="Arial" style:font-weight-asian="bold" style:font-name-complex="Arial"/>
    </style:style>
    <style:style style:name="T19" style:family="text">
      <style:text-properties fo:language="ca" fo:country="ES" fo:font-style="italic" style:font-style-asian="italic" style:font-name-complex="Arial"/>
    </style:style>
    <style:style style:name="T20" style:family="text">
      <style:text-properties fo:language="ca" fo:country="ES" fo:font-style="italic" style:font-name-asian="Arial" style:font-style-asian="italic" style:font-name-complex="Arial"/>
    </style:style>
    <style:style style:name="T21" style:family="text">
      <style:text-properties fo:font-weight="bold" style:font-weight-asian="bold" style:font-weight-complex="bold"/>
    </style:style>
    <style:style style:name="T22" style:family="text">
      <style:text-properties officeooo:rsid="00075d05"/>
    </style:style>
    <style:style style:name="T23" style:family="text">
      <style:text-properties officeooo:rsid="00087d07"/>
    </style:style>
    <style:style style:name="T24" style:family="text">
      <style:text-properties fo:color="#0051ba"/>
    </style:style>
    <style:style style:name="T25" style:family="text">
      <style:text-properties fo:color="#bfbfbf"/>
    </style:style>
    <style:style style:name="T26" style:family="text">
      <style:text-properties officeooo:rsid="00097225"/>
    </style:style>
    <style:style style:name="T27" style:family="text">
      <style:text-properties fo:color="#0045ad" style:font-name="Arial2" fo:font-size="14pt" fo:font-weight="bold" style:font-size-asian="14pt" style:font-weight-asian="bold" style:font-size-complex="40pt"/>
    </style:style>
    <style:style style:name="T28" style:family="text">
      <style:text-properties officeooo:rsid="0009f76c"/>
    </style:style>
    <style:style style:name="T29" style:family="text">
      <style:text-properties officeooo:rsid="000af4dc"/>
    </style:style>
    <style:style style:name="T30" style:family="text">
      <style:text-properties officeooo:rsid="000b094a"/>
    </style:style>
    <style:style style:name="T31" style:family="text">
      <style:text-properties officeooo:rsid="000b98a6"/>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consecutive-numbering="true">
      <text:list-level-style-bullet text:level="1" text:style-name="WW8NumSt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consecutive-numbering="true">
      <text:list-level-style-bullet text:level="1" text:style-name="WW8NumSt3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consecutive-numbering="true">
      <text:list-level-style-bullet text:level="1" text:style-name="WW8NumSt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consecutive-numbering="true">
      <text:list-level-style-bullet text:level="1" text:style-name="WW8NumSt2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AC 4: optimització</text:p>
      <text:p text:style-name="P19"/>
      <text:p text:style-name="P19">Presentació</text:p>
      <text:p text:style-name="P16"><text:span text:style-name="T4">En aquesta prova s'aplicaran els algorismes genètics per tal d'optimitzar la distribució d'un conjunt de mercaderies en un conjunt de contenidors.</text:span></text:p>
      <text:p text:style-name="P20"/>
      <text:p text:style-name="P28">Competències</text:p>
      <text:p text:style-name="P12">En aquest enunciat es treballen en un determinat grau les següents competències general de màster:</text:p>
      <text:list xml:id="list2026157292422774915" text:style-name="L1">
        <text:list-item>
          <text:p text:style-name="P35">Capacitat per a projectar, calcular i dissenyar productes, processos i instal·lacions en tots els àmbits de l'enginyeria en informàtica.</text:p>
        </text:list-item>
        <text:list-item>
          <text:p text:style-name="P35">Capacitat per al modelat matemàtic, càlcul i simulació en centres tecnològics i d'enginyeria d'empresa, particularment en tasques d'investigació, desenvolupament i innovació en tots els àmbits relacionats amb l'enginyeria en informàtica</text:p>
        </text:list-item>
        <text:list-item>
          <text:p text:style-name="P35">Capacitat per a l'aplicació dels coneixments adquirits i de solucionar problemes en entorns nous o poc coneguts dins de contextes més amplis i multidisciplinars, essent capaços d'integrar aquests coneixements.</text:p>
        </text:list-item>
        <text:list-item>
          <text:p text:style-name="P35">Posseir habilitats per <text:s/>a l'aprenentatge continuat, autodirigit i autònom.</text:p>
        </text:list-item>
        <text:list-item>
          <text:p text:style-name="P35">Capacitat per a modelar, <text:span text:style-name="T8">dissenyar</text:span><text:span text:style-name="T9">,</text:span> definir l'arquitectura, implantar, gestionar, operar, administrar y mantenir aplicacions, xarxes, sistemes, serveis i continguts informàtics.</text:p>
        </text:list-item>
        <text:list-item>
          <text:p text:style-name="P35">Capacitat per assegurar, gestionar, auditar i certificar la qualitat dels desenvolupaments, processos, sistemes, serveis, aplicacions i productes informàtics.</text:p>
        </text:list-item>
      </text:list>
      <text:p text:style-name="P12">Les competències específiques d'aquesta assignatura que és treballen són:</text:p>
      <text:list xml:id="list185049257179694" text:continue-numbering="true" text:style-name="L1">
        <text:list-item>
          <text:p text:style-name="P35">Entendre que és l'aprenentatge automàtic en el context de la Intel·ligència Artificial</text:p>
        </text:list-item>
        <text:list-item>
          <text:p text:style-name="P35">Distingir entre els diferents tipus i mètodes d'aprenentatge</text:p>
        </text:list-item>
        <text:list-item>
          <text:p text:style-name="P35">Aplicar les tècniques estudiades a un cas concret</text:p>
          <text:p text:style-name="P48"/>
        </text:list-item>
      </text:list>
      <text:p text:style-name="P28">Objectius</text:p>
      <text:p text:style-name="P12">En aquesta PAC es practicaran els conceptes del temari relacionats amb optimització, en una vertent pràctica amb un cas concret <text:span text:style-name="T23">de distribució de càrregues.</text:span></text:p>
      <text:p text:style-name="P36"/>
      <text:p text:style-name="P29"/>
      <text:p text:style-name="P29"/>
      <text:p text:style-name="P29"/>
      <text:p text:style-name="P29"/>
      <text:p text:style-name="P29"><text:soft-page-break/><text:span text:style-name="T27">Descripció de la PAC/pràctica a realitzar</text:span></text:p>
      <text:p text:style-name="P12"/>
      <text:p text:style-name="P13">Dades</text:p>
      <text:p text:style-name="P38">Tenim 16 paquets de mercaderies. La massa de cada paquet és, respectivament (en kilògrams):</text:p>
      <text:p text:style-name="P39">20, 40, 25, 10, 30, 45, 80, 120, 110, 70, 85, 35, 60, 100, 90, 130</text:p>
      <text:p text:style-name="P38"/>
      <text:p text:style-name="P38">D'altra banda tenim cinc contenidors amb una capacitat de 200 kilògrams cadascun. L'objectiu és distribuir els paquets en els contenidors per tal de carregar la màxima massa possible. Els paquets no es poden repartir entre diferents contenidors.</text:p>
      <text:p text:style-name="P18"/>
      <text:p text:style-name="P46">Es recomana que feu servir la implementació dels algorismes genètics de <text:span text:style-name="T21">pyevolve</text:span> (http://pyevolve.sourceforge.net/), però també podeu adaptar el codi dels materials.</text:p>
      <text:p text:style-name="P18"/>
      <text:p text:style-name="P13">Activitat 1</text:p>
      <text:p text:style-name="P49">Coneixeu una mica les dades: és possible carregar tots els paquets? Quina és la càrrega màxima possible (teòricament)? Hi ha masses repetides?</text:p>
      <text:p text:style-name="P44"/>
      <text:p text:style-name="P14">Activitat <text:span text:style-name="T22">2</text:span></text:p>
      <text:p text:style-name="P45">Trieu una codificació per representar una possible solució a aquest problema. Hi ha dues estratègies:</text:p>
      <text:p text:style-name="P45">a) Definir un vector de 16 elements, un per paquet, amb el número de contenidor assignat a cada paquet (1..5) més un valor especial (per exemple 0) pels paquets que es descartin. </text:p>
      <text:p text:style-name="P45">Pros: molt senzill.</text:p>
      <text:p text:style-name="P45">Cons: donarà moltes solucions il·legals (massa contenidor &gt; 200). Això farà que l'algorisme genètic no sigui molt adient per resoldre el problema.</text:p>
      <text:p text:style-name="P45"/>
      <text:p text:style-name="P45">b) Definir un vector de 16 elements, un per paquet, amb <text:span text:style-name="T21">l'ordre</text:span> amb el qual es van col·locant els paquets als contenidors. Quan un paquet no hi cap a un contenidor, es col·loca al següent. Els paquets finals que no hi càpiguen quedaran descartats.</text:p>
      <text:p text:style-name="P45">Pros: qualsevol solució és vàlida. <text:span text:style-name="T28">El creuament funciona bé.</text:span></text:p>
      <text:p text:style-name="P45">Cons: més complicat <text:span text:style-name="T28">de configurar.</text:span></text:p>
      <text:p text:style-name="P45">Exemple: una possible solució és la llista de paquets donada a l'enunciat. En aquest cas, els paquets <text:span text:style-name="T28">s'assignarien com segueix:</text:span></text:p>
      <text:p text:style-name="P46">20+40+25+10+30+45 = 170 -&gt; contenidor 1</text:p>
      <text:p text:style-name="P46">80+120 = 200 -&gt; contenidor 2</text:p>
      <text:p text:style-name="P46">110+70 = 180 -&gt; contenidor 3</text:p>
      <text:p text:style-name="P46">85+35+60 = 180 -&gt; contenidor 4</text:p>
      <text:p text:style-name="P46">100+90 = 190 -&gt; contenidor 5</text:p>
      <text:p text:style-name="P46"><text:soft-page-break/>130 -&gt; descartat</text:p>
      <text:p text:style-name="P46">Massa total carregada: 170+200+180+180+190 = 920</text:p>
      <text:p text:style-name="P13"/>
      <text:p text:style-name="P13">Activitat <text:span text:style-name="T22">3</text:span></text:p>
      <text:p text:style-name="P40">Definiu una funció objectiu i configureu l'algorisme genètic de la llibreria <text:span text:style-name="T21">pyevolve </text:span>segons la representació de les solucions triada a l'activitat anterior. L'objectiu ha de ser maximitzar la càrrega útil (o minimitzar la massa descartada). </text:p>
      <text:p text:style-name="P40"/>
      <text:p text:style-name="P40">Nota: si trieu la representació b) per les solucions, caldrà canviar algunes coses al <text:span text:style-name="T21">pyevolve </text:span>per tal que funcioni correctament.</text:p>
      <text:p text:style-name="P40"/>
      <text:p text:style-name="P40">1) La creació de nous individus s'haurà de fer generant una reordenació dels valors de les masses dels paquets, en comptes d'agafar valors aleatoris qualssevol:</text:p>
      <text:p text:style-name="P40"/>
      <text:p text:style-name="P57">packages = [<text:span text:style-name="T26">20, 40, 25, 10, 30, 45, 80, 120, 110, 70, 85, 35, 60, 100, 90, 130</text:span>]</text:p>
      <text:p text:style-name="P57">...</text:p>
      <text:p text:style-name="P57">import random</text:p>
      <text:p text:style-name="P57">def nonRepeatInitializer(genome, **args):</text:p>
      <text:p text:style-name="P57"><text:tab/>genome.clearList()</text:p>
      <text:p text:style-name="P57"><text:tab/>random.shuffle(packages)</text:p>
      <text:p text:style-name="P57"><text:tab/>[genome.append(i) for i in packages]</text:p>
      <text:p text:style-name="P57">...</text:p>
      <text:p text:style-name="P57">genome = G1DList.G1DList(len(packages))</text:p>
      <text:p text:style-name="P57">genome.evaluator.set(yourObjetiveFunction)</text:p>
      <text:p text:style-name="P57">genome.initializator.set(nonRepeatInitializer)</text:p>
      <text:p text:style-name="P40"/>
      <text:p text:style-name="P40">2) Les <text:span text:style-name="T29">mutacions no poden alterar els valors existents, sinó que han de ser intercanvis entre elements de la llista. Això s'assoleix amb:</text:span></text:p>
      <text:p text:style-name="P40"/>
      <text:p text:style-name="P58">genome.mutator.set(Mutators.G1DListMutatorSwap)</text:p>
      <text:p text:style-name="P41"/>
      <text:p text:style-name="P42">3) El creuament tammateix ha d'evitar que es repeteixin valors. Això s'aconsegueix fent servir un altre creuador:</text:p>
      <text:p text:style-name="P42"/>
      <text:p text:style-name="P59">from pyevolve import Crossovers</text:p>
      <text:p text:style-name="P59">genome.crossover.set(Crossovers.G1DListCrossoverEdge)</text:p>
      <text:p text:style-name="P42"/>
      <text:p text:style-name="P42"/>
      <text:p text:style-name="P42"/>
      <text:p text:style-name="P47"><text:soft-page-break/>Activitat 4</text:p>
      <text:p text:style-name="P40"/>
      <text:p text:style-name="P42">Apliqueu l'algorisme genètic per resoldre aquest problema i trobar-ne una solució. Proveu amb diferent nombre d'iteracions i tamanys de població (al vostre criteri) i estudieu la <text:span text:style-name="T31">càrrega total assolida. Trobeu el màxim teòric?</text:span></text:p>
      <text:p text:style-name="P37"/>
      <text:p text:style-name="P13"/>
      <text:p text:style-name="P13">Activitat <text:span text:style-name="T30">5</text:span></text:p>
      <text:p text:style-name="P42">Amb la codificació b), com ho faríeu si tinguessiu masses repetides a la llista de paquets?</text:p>
      <text:p text:style-name="P13"/>
      <text:p text:style-name="P20"/>
      <text:p text:style-name="P28">Recursos</text:p>
      <text:p text:style-name="P12">Aquest PAC requereix dels següents recursos:</text:p>
      <text:p text:style-name="P15"/>
      <text:p text:style-name="P21">Bàsics: <text:span text:style-name="T12">vídeo de l'assignatura sobre optimiztació. </text:span></text:p>
      <text:p text:style-name="P21">Complementaris:</text:p>
      <text:p text:style-name="P56">Manual de teoria de l'assignatura. <text:span text:style-name="T26">Documentació de la llibreria </text:span><text:span text:style-name="T10">pyevolve: </text:span><text:span text:style-name="T11">http://pyevolve.sourceforge.net/</text:span></text:p>
      <text:p text:style-name="P17"/>
      <text:p text:style-name="P28">Criteris de valoració</text:p>
      <text:p text:style-name="P23">Els exercicis tindran la següent valoració associada:</text:p>
      <text:p text:style-name="P23">Activitat 1: <text:span text:style-name="T30">1</text:span> punt</text:p>
      <text:p text:style-name="P23">Activitat 2: 2 punts</text:p>
      <text:p text:style-name="P23">Activitat 3: <text:span text:style-name="T30">4</text:span> punts</text:p>
      <text:p text:style-name="P23">Activitat 4: 2 punts</text:p>
      <text:p text:style-name="P53">Activitat 5: 1 punt</text:p>
      <text:list xml:id="list7736808422810886697" text:style-name="L5">
        <text:list-header>
          <text:p text:style-name="P50"><text:span text:style-name="T13">Raoneu</text:span><text:span text:style-name="T14"> </text:span><text:span text:style-name="T13">la</text:span><text:span text:style-name="T14"> </text:span><text:span text:style-name="T13">resposta</text:span><text:span text:style-name="T14"> </text:span><text:span text:style-name="T13">en</text:span><text:span text:style-name="T14"> </text:span><text:span text:style-name="T13">tots</text:span><text:span text:style-name="T14"> </text:span><text:span text:style-name="T13">els</text:span><text:span text:style-name="T14"> </text:span><text:span text:style-name="T13">exercicis.</text:span><text:span text:style-name="T14"> </text:span><text:span text:style-name="T13">Les</text:span><text:span text:style-name="T14"> </text:span><text:span text:style-name="T13">respostes</text:span><text:span text:style-name="T14"> </text:span><text:span text:style-name="T13">sense</text:span><text:span text:style-name="T14"> </text:span><text:span text:style-name="T13">justificació</text:span><text:span text:style-name="T14"> </text:span><text:span text:style-name="T13">no</text:span><text:span text:style-name="T14"> </text:span><text:span text:style-name="T13">rebran</text:span><text:span text:style-name="T14"> </text:span><text:span text:style-name="T13">puntuació.</text:span></text:p>
        </text:list-header>
      </text:list>
      <text:p text:style-name="P22"/>
      <text:p text:style-name="P22"/>
      <text:p text:style-name="P29">Format i data de lliurament</text:p>
      <text:p text:style-name="P12">La PAC s'ha de lliurar abans del proper <text:span text:style-name="T30">4</text:span> de juny (<text:span text:style-name="T22">a</text:span> les 24h).</text:p>
      <text:p text:style-name="P23"/>
      <text:list xml:id="list2981636322334696451" text:style-name="L6">
        <text:list-header>
          <text:p text:style-name="P52">La solució a entregar consisteix en un informe en format PDF fent servir la plantilla penjada al tauler de l'assignatura més els fitxers de codi (*.py) que heu fet servir per resoldre la prova. Aquests fitxers s'han de comprimir en un fitxer ZIP.</text:p>
          <text:p text:style-name="P52"><text:soft-page-break/><text:span text:style-name="T15">Adjunteu</text:span><text:span text:style-name="T16"> </text:span><text:span text:style-name="T15">el</text:span><text:span text:style-name="T16"> </text:span><text:span text:style-name="T15">fitxer</text:span><text:span text:style-name="T16"> </text:span><text:span text:style-name="T15">a</text:span><text:span text:style-name="T16"> </text:span><text:span text:style-name="T15">un</text:span><text:span text:style-name="T16"> </text:span><text:span text:style-name="T15">missatge</text:span><text:span text:style-name="T16"> </text:span><text:span text:style-name="T15">a</text:span><text:span text:style-name="T16"> </text:span><text:span text:style-name="T15">l'apartat</text:span><text:span text:style-name="T16"> </text:span><text:span text:style-name="T15">de</text:span><text:span text:style-name="T16"> </text:span><text:span text:style-name="T17">Lliurament</text:span><text:span text:style-name="T18"> </text:span><text:span text:style-name="T17">i</text:span><text:span text:style-name="T18"> </text:span><text:span text:style-name="T17">Registre</text:span><text:span text:style-name="T18"> </text:span><text:span text:style-name="T17">d'AC</text:span><text:span text:style-name="T18"> </text:span><text:span text:style-name="T17">(RAC). </text:span><text:span text:style-name="T15">El</text:span><text:span text:style-name="T16"> </text:span><text:span text:style-name="T15">nom</text:span><text:span text:style-name="T16"> </text:span><text:span text:style-name="T15">del</text:span><text:span text:style-name="T16"> </text:span><text:span text:style-name="T15">fitxer</text:span><text:span text:style-name="T16"> </text:span><text:span text:style-name="T15">ha</text:span><text:span text:style-name="T16"> </text:span><text:span text:style-name="T15">de</text:span><text:span text:style-name="T16"> </text:span><text:span text:style-name="T15">ser</text:span><text:span text:style-name="T16"> </text:span><text:span text:style-name="T19">CognomsNom</text:span><text:span text:style-name="T15">_IAA_PAC4</text:span><text:span text:style-name="T16"> </text:span><text:span text:style-name="T15">amb</text:span><text:span text:style-name="T16"> </text:span><text:span text:style-name="T15">l</text:span><text:span text:style-name="T16">’</text:span><text:span text:style-name="T15">extensió</text:span><text:span text:style-name="T16"> </text:span><text:span text:style-name="T20">.zip.</text:span></text:p>
        </text:list-header>
      </text:list>
      <text:list xml:id="list4157212704439933059" text:style-name="L7">
        <text:list-header>
          <text:p text:style-name="P54"/>
        </text:list-header>
      </text:list>
      <text:list xml:id="list3547519629136875378" text:style-name="L8">
        <text:list-header>
          <text:p text:style-name="P55"><text:span text:style-name="T15">Per</text:span><text:span text:style-name="T16"> </text:span><text:span text:style-name="T15">a</text:span><text:span text:style-name="T16"> </text:span><text:span text:style-name="T15">dubtes</text:span><text:span text:style-name="T16"> </text:span><text:span text:style-name="T15">i</text:span><text:span text:style-name="T16"> </text:span><text:span text:style-name="T15">aclariments</text:span><text:span text:style-name="T16"> </text:span><text:span text:style-name="T15">sobre</text:span><text:span text:style-name="T16"> </text:span><text:span text:style-name="T15">l</text:span><text:span text:style-name="T16">’</text:span><text:span text:style-name="T15">enunciat,</text:span><text:span text:style-name="T16"> </text:span><text:span text:style-name="T15">adreceu-vos</text:span><text:span text:style-name="T16"> </text:span><text:span text:style-name="T15">al</text:span><text:span text:style-name="T16"> </text:span><text:span text:style-name="T15">consultor</text:span><text:span text:style-name="T16"> </text:span><text:span text:style-name="T15">responsable</text:span><text:span text:style-name="T16"> </text:span><text:span text:style-name="T15">de</text:span><text:span text:style-name="T16"> </text:span><text:span text:style-name="T15">la</text:span><text:span text:style-name="T16"> </text:span><text:span text:style-name="T15">vostra</text:span><text:span text:style-name="T16"> </text:span><text:span text:style-name="T15">aula.</text:span></text:p>
        </text:list-header>
      </text:list>
      <text:p text:style-name="P30"/>
      <table:table table:name="Taula1" table:style-name="Taula1">
        <table:table-column table:style-name="Taula1.A"/>
        <table:table-row table:style-name="Taula1.1">
          <table:table-cell table:style-name="Taula1.A1" office:value-type="string">
            <text:p text:style-name="P25"/>
            <text:p text:style-name="P27"><text:span text:style-name="T6">Nota: </text:span><text:span text:style-name="T7">Propietat intel·lectual</text:span></text:p>
            <text:p text:style-name="P25">Sovint és inevitable, en produir una obra multimèdia, fer ús de recursos creats per terceres persones. És per tant comprensible fer-ho en el marc d'una pràctica dels estudis del Màster en Informàtica, sempre i això es documenti clarament i no suposi plagi en la pràctica.</text:p>
            <text:p text:style-name="P25">Per tant, en presentar una pràctica que faci ús de recursos aliens, s'ha de presentar juntament amb ella un document en què es detallin tots ells, especificant el nom de cada recurs, el seu autor, el lloc on es va obtenir i el seu estatus legal: si l'obra està protegida pel copyright o s'acull a alguna altra llicència d'ús (Creative Commons, llicència GNU, GPL ...). L'estudiant haurà d'assegurar-se que la llicència que sigui no impedeix específicament seu ús en el marc de la pràctica. En cas de no trobar la informació corresponent haurà d'assumir que l'obra està protegida pel copyright.</text:p>
            <text:p text:style-name="P25">Hauran, a més, adjuntar els fitxers originals quan les obres utilitzades siguin digitals, i el seu codi font si correspon.</text:p>
            <text:p text:style-name="P26"/>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pitch="variable" style:font-charset="x-symbol"/>
    <style:font-face style:name="Mangal1" svg:font-family="Mangal"/>
    <style:font-face style:name="OpenSymbol" svg:font-family="OpenSymbol"/>
    <style:font-face style:name="Arial2" svg:font-family="Arial" style:font-family-generic="roman" style:font-pitch="variable"/>
    <style:font-face style:name="Helvetica 35 Thin" svg:font-family="'Helvetica 35 Thin'" style:font-family-generic="roman" style:font-pitch="variable"/>
    <style:font-face style:name="Helvetica 95 Black" svg:font-family="'Helvetica 95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UOC_5f_titol" style:display-name="UOC_titol" style:family="paragraph" style:parent-style-name="Standard" style:class="text">
      <style:paragraph-properties fo:margin-top="0.141cm" fo:margin-bottom="0.141cm" style:contextual-spacing="false" fo:background-color="transparent" style:shadow="none">
        <style:tab-stops/>
        <style:background-image/>
      </style:paragraph-properties>
      <style:text-properties fo:color="#0045ad" style:font-name="Arial2" fo:font-family="Arial" style:font-family-generic="roman" style:font-pitch="variable" fo:font-size="14pt" fo:font-weight="bold" style:font-size-asian="14pt" style:font-weight-asian="bold" style:font-size-complex="40pt"/>
    </style:style>
    <style:style style:name="UOC_5f_normal" style:display-name="UOC_normal" style:family="paragraph" style:parent-style-name="Standard" style:class="text">
      <style:paragraph-properties fo:margin-top="0.141cm" fo:margin-bottom="0.141cm" style:contextual-spacing="false"/>
      <style:text-properties fo:color="#808080" style:font-name="Arial1" fo:font-family="Arial" style:font-style-name="Normal"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ListLabel_20_1" style:display-name="ListLabel 1" style:family="text">
      <style:text-properties fo:color="#000000" style:text-line-through-style="none" style:text-line-through-type="none" fo:font-size="11pt" fo:font-style="normal" style:text-underline-style="none" fo:font-weight="normal" style:font-name-asian="Arial3" style:font-family-asian="Arial" style:font-family-generic-asian="system" style:font-pitch-asian="variable" style:font-size-asian="11pt" style:font-style-asian="normal" style:font-weight-asian="normal" style:font-name-complex="Symbol1" style:font-family-complex="Symbol" style:font-family-generic-complex="system" style:font-pitch-complex="variable" style:font-size-complex="11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St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3z0" style:family="text">
      <style:text-properties style:font-name="Symbol" fo:font-family="Symbol" style:font-pitch="variable" style:font-charset="x-symbol" style:font-name-complex="Symbol" style:font-family-complex="Symbol" style:font-pitch-complex="variable"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2.54cm"/>
        </style:list-level-properties>
        <style:text-properties style:font-name="Arial1"/>
      </text:list-level-style-bullet>
      <text:list-level-style-bullet text:level="3" text:style-name="ListLabel_20_1"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1"/>
      </text:list-level-style-bullet>
      <text:list-level-style-bullet text:level="4" text:style-name="ListLabel_20_1" text:bullet-char="●">
        <style:list-level-properties text:list-level-position-and-space-mode="label-alignment">
          <style:list-level-label-alignment text:label-followed-by="listtab" text:list-tab-stop-position="4.445cm" fo:text-indent="-0.635cm" fo:margin-left="5.08cm"/>
        </style:list-level-properties>
        <style:text-properties style:font-name="Arial1"/>
      </text:list-level-style-bullet>
      <text:list-level-style-bullet text:level="5" text:style-name="ListLabel_20_1" text:bullet-char="○">
        <style:list-level-properties text:list-level-position-and-space-mode="label-alignment">
          <style:list-level-label-alignment text:label-followed-by="listtab" text:list-tab-stop-position="5.715cm" fo:text-indent="-0.635cm" fo:margin-left="6.35cm"/>
        </style:list-level-properties>
        <style:text-properties style:font-name="Arial1"/>
      </text:list-level-style-bullet>
      <text:list-level-style-bullet text:level="6" text:style-name="ListLabel_20_1"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1"/>
      </text:list-level-style-bullet>
      <text:list-level-style-bullet text:level="7" text:style-name="ListLabel_20_1" text:bullet-char="●">
        <style:list-level-properties text:list-level-position-and-space-mode="label-alignment">
          <style:list-level-label-alignment text:label-followed-by="listtab" text:list-tab-stop-position="8.255cm" fo:text-indent="-0.635cm" fo:margin-left="8.89cm"/>
        </style:list-level-properties>
        <style:text-properties style:font-name="Arial1"/>
      </text:list-level-style-bullet>
      <text:list-level-style-bullet text:level="8" text:style-name="ListLabel_20_1" text:bullet-char="○">
        <style:list-level-properties text:list-level-position-and-space-mode="label-alignment">
          <style:list-level-label-alignment text:label-followed-by="listtab" text:list-tab-stop-position="9.525cm" fo:text-indent="-0.635cm" fo:margin-left="10.16cm"/>
        </style:list-level-properties>
        <style:text-properties style:font-name="Arial1"/>
      </text:list-level-style-bullet>
      <text:list-level-style-bullet text:level="9" text:style-name="ListLabel_20_1"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ab-stops/>
      </style:paragraph-properties>
      <style:text-properties fo:color="#0045ad" style:font-name="Arial2" fo:font-size="8pt" style:font-size-asian="8pt" style:font-size-complex="12.5pt"/>
    </style:style>
    <style:style style:name="MP2" style:family="paragraph" style:parent-style-name="Header">
      <style:paragraph-properties fo:margin-left="3.501cm" fo:margin-right="0cm" fo:text-align="end" style:justify-single-word="false" fo:text-indent="0cm" style:auto-text-indent="false">
        <style:tab-stops/>
      </style:paragraph-properties>
    </style:style>
    <style:style style:name="MP3" style:family="paragraph" style:parent-style-name="Footnote">
      <style:paragraph-properties fo:margin-left="0.499cm" fo:margin-right="0.635cm" fo:text-indent="-0.499cm" style:auto-text-indent="false">
        <style:tab-stops>
          <style:tab-stop style:position="16.252cm"/>
        </style:tab-stops>
      </style:paragraph-properties>
    </style:style>
    <style:style style:name="MP4" style:family="paragraph" style:parent-style-name="Footnote">
      <style:paragraph-properties fo:padding="0cm" fo:border="none"/>
    </style:style>
    <style:style style:name="MP5" style:family="paragraph" style:parent-style-name="Footnote">
      <style:paragraph-properties fo:margin-left="3.501cm" fo:margin-right="0cm" fo:text-indent="-0.499cm" style:auto-text-indent="false">
        <style:tab-stops>
          <style:tab-stop style:position="16.252cm"/>
        </style:tab-stops>
      </style:paragraph-properties>
    </style:style>
    <style:style style:name="MP6" style:family="paragraph" style:parent-style-name="Footnote">
      <style:paragraph-properties fo:margin-left="0.499cm" fo:margin-right="0.635cm" fo:text-indent="-0.499cm" style:auto-text-indent="false"/>
    </style:style>
    <style:style style:name="MP7" style:family="paragraph" style:parent-style-name="Header">
      <style:paragraph-properties fo:text-align="end" style:justify-single-word="false">
        <style:tab-stops/>
      </style:paragraph-properties>
    </style:style>
    <style:style style:name="MP8" style:family="paragraph" style:parent-style-name="Footnote">
      <style:paragraph-properties>
        <style:tab-stops>
          <style:tab-stop style:position="16.252cm"/>
        </style:tab-stops>
      </style:paragraph-properties>
    </style:style>
    <style:style style:name="MP9" style:family="paragraph" style:parent-style-name="Header">
      <style:paragraph-properties fo:text-align="end" style:justify-single-word="false">
        <style:tab-stops/>
      </style:paragraph-properties>
      <style:text-properties fo:color="#0045ad" style:font-name="Arial2" fo:font-size="8pt" officeooo:paragraph-rsid="00087d07" style:font-size-asian="8pt" style:font-size-complex="12.5pt"/>
    </style:style>
    <style:style style:name="MP10" style:family="paragraph" style:parent-style-name="Footnote">
      <style:paragraph-properties fo:margin-left="0.499cm" fo:margin-right="0.635cm" fo:text-align="start" style:justify-single-word="false" fo:text-indent="-0.499cm" style:auto-text-indent="false">
        <style:tab-stops>
          <style:tab-stop style:position="16.252cm"/>
        </style:tab-stops>
      </style:paragraph-properties>
    </style:style>
    <style:style style:name="MP11" style:family="paragraph" style:parent-style-name="Footnote">
      <style:paragraph-properties fo:text-align="end" style:justify-single-word="false" fo:padding="0cm" fo:border="none"/>
      <style:text-properties style:font-name="Arial" fo:font-size="8pt" style:font-size-asian="8pt" style:font-size-complex="8pt"/>
    </style:style>
    <style:style style:name="MP12" style:family="paragraph" style:parent-style-name="Footnote">
      <style:paragraph-properties fo:margin-left="0cm" fo:margin-right="0cm" fo:text-align="start" style:justify-single-word="false" fo:text-indent="0cm" style:auto-text-indent="false">
        <style:tab-stops>
          <style:tab-stop style:position="16.252cm"/>
        </style:tab-stops>
      </style:paragraph-properties>
    </style:style>
    <style:style style:name="MT1" style:family="text">
      <style:text-properties fo:color="#9a9795" style:font-name="Helvetica 35 Thin" fo:font-size="12pt" style:font-size-asian="12pt" style:font-size-complex="12pt"/>
    </style:style>
    <style:style style:name="MT2" style:family="text">
      <style:text-properties fo:color="#9a9795" style:font-name="Helvetica 35 Thin" fo:font-size="16pt" style:font-size-asian="16pt" style:font-size-complex="16pt"/>
    </style:style>
    <style:style style:name="MT3" style:family="text">
      <style:text-properties fo:color="#9a9795" style:font-name="Helvetica 95 Black"/>
    </style:style>
    <style:style style:name="MT4" style:family="text">
      <style:text-properties officeooo:rsid="00087d07"/>
    </style:style>
    <style:style style:name="MT5" style:family="text">
      <style:text-properties fo:color="#0051ba"/>
    </style:style>
    <style:style style:name="MT6" style:family="text">
      <style:text-properties fo:color="#bfbfbf"/>
    </style:style>
    <style:style style:name="MT7" style:family="text">
      <style:text-properties fo:color="#999999"/>
    </style:style>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M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M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02cm" fo:margin-bottom="1.231cm" fo:margin-left="5.001cm" fo:margin-right="0.998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001cm" fo:margin-left="0cm" fo:margin-right="0cm" fo:margin-bottom="3.9cm" style:dynamic-spacing="true"/>
      </style:header-style>
      <style:footer-style>
        <style:header-footer-properties fo:min-height="2.769cm" fo:margin-left="0cm" fo:margin-right="0cm" fo:margin-top="2.671cm" style:dynamic-spacing="true"/>
      </style:footer-style>
    </style:page-layout>
    <style:page-layout style:name="Mpm2">
      <style:page-layout-properties fo:page-width="21.001cm" fo:page-height="29.7cm" style:num-format="1" style:print-orientation="portrait" fo:margin-top="1.429cm" fo:margin-bottom="1.632cm" fo:margin-left="5.001cm" fo:margin-right="0.998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4.366cm" fo:margin-left="0cm" fo:margin-right="0cm" fo:margin-bottom="0cm" style:dynamic-spacing="true"/>
      </style:header-style>
      <style:footer-style>
        <style:header-footer-properties svg:height="1.743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229cm" fo:margin-left="3.14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725cm" fo:margin-left="0cm" fo:margin-right="0cm" fo:margin-bottom="1.9cm" style:dynamic-spacing="true"/>
      </style:header-style>
      <style:footer-style>
        <style:header-footer-properties fo:min-height="1.771cm" fo:margin-left="0cm" fo:margin-right="0cm" fo:margin-top="1.67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odi · Assignatura · PACn · 2000-00</text:p>
        <text:p text:style-name="MP2"/>
      </style:header>
      <style:footer>
        <text:p text:style-name="MP3"><draw:frame draw:style-name="Mfr1" draw:name="Marc1" text:anchor-type="paragraph" svg:x="18.39cm" svg:y="0.093cm" draw:z-index="0"><draw:text-box fo:min-height="0.041cm" fo:min-width="0.041cm"><text:p text:style-name="MP4"><text:page-number text:select-page="current">0</text:page-number></text:p></draw:text-box></draw:frame><draw:frame draw:style-name="Mfr2" draw:name="gràfics2" text:anchor-type="as-char" svg:width="2.54cm" svg:height="0.296cm" draw:z-index="0"><draw:image xlink:href="Pictures/1000000000000302000000563E6AEA3A.jpg" xlink:type="simple" xlink:show="embed" xlink:actuate="onLoad"/></draw:frame></text:p>
        <text:p text:style-name="MP5"/>
      </style:footer>
      <style:footer-left>
        <text:p text:style-name="MP4"><draw:frame draw:style-name="Mfr1" draw:name="Marco1" text:anchor-type="paragraph" svg:x="18.39cm" svg:y="0.093cm" draw:z-index="0"><draw:text-box fo:min-height="0.041cm" fo:min-width="0.041cm"><text:p text:style-name="MP4"><text:page-number text:select-page="current">0</text:page-number></text:p></draw:text-box></draw:frame><text:page-number text:select-page="current">0</text:page-number></text:p>
        <text:p text:style-name="MP6"/>
      </style:footer-left>
    </style:master-page>
    <style:master-page style:name="First_20_Page" style:display-name="First Page" style:page-layout-name="Mpm2" style:next-style-name="Standard">
      <style:header>
        <text:p text:style-name="MP7"/>
      </style:header>
      <style:footer>
        <text:p text:style-name="MP8"><draw:frame draw:style-name="Mfr2" draw:name="2" text:anchor-type="as-char" svg:width="2.54cm" svg:height="0.282cm" draw:z-index="0"><draw:image xlink:href="Pictures/1000000000000302000000563E6AEA3A.jpg" xlink:type="simple" xlink:show="embed" xlink:actuate="onLoad"/></draw:frame><text:span text:style-name="MT1"> <text:s/></text:span><text:span text:style-name="MT2"><text:s text:c="5"/><text:tab/></text:span><text:span text:style-name="MT3"> </text:span><draw:frame draw:style-name="Mfr3" draw:name="3" text:anchor-type="char" svg:x="12.568cm" svg:y="0.053cm" svg:width="2.302cm" svg:height="1.376cm" draw:z-index="0"><draw:image xlink:href="Pictures/100000000000007300000046BE16ECA7.jpg" xlink:type="simple" xlink:show="embed" xlink:actuate="onLoad"/></draw:frame></text:p>
        <text:p text:style-name="Footnote"/>
      </style:footer>
    </style:master-page>
    <style:master-page style:name="Converted1" style:page-layout-name="Mpm3">
      <style:header>
        <text:p text:style-name="MP9">M1-204 · PAC 4· 201<text:span text:style-name="MT4">4</text:span>-1<text:span text:style-name="MT4">5</text:span> · <text:span text:style-name="MT5">M</text:span><text:span text:style-name="MT6">áster</text:span><text:span text:style-name="MT5"> E</text:span><text:span text:style-name="MT6">nginyeria</text:span><text:span text:style-name="MT5"> I</text:span><text:span text:style-name="MT6">nformàtica</text:span> · E<text:span text:style-name="MT7">studis d'</text:span>I<text:span text:style-name="MT7">nformàtica </text:span>M<text:span text:style-name="MT7">ultimèdia i </text:span>T<text:span text:style-name="MT7">elecomunicació</text:span></text:p>
        <text:p text:style-name="UOC_5f_normal"><draw:frame draw:style-name="Mfr4" draw:name="gràfics1" text:anchor-type="paragraph" svg:width="4.001cm" svg:height="1.981cm" draw:z-index="9"><draw:image xlink:href="Pictures/100000000000013B0000009CB352A72F.png" xlink:type="simple" xlink:show="embed" xlink:actuate="onLoad"/></draw:frame></text:p>
      </style:header>
      <style:footer>
        <text:p text:style-name="MP10"><draw:frame draw:style-name="Mfr5" draw:name="4" text:anchor-type="paragraph" svg:x="12.749cm" svg:y="0.093cm" draw:z-index="4"><draw:text-box fo:min-height="0.041cm" fo:min-width="0.818cm"><text:p text:style-name="MP11"><text:s text:c="31"/><text:page-number text:select-page="current">5</text:page-number></text:p></draw:text-box></draw:frame><draw:frame draw:style-name="Mfr6" draw:name="gráficos1" text:anchor-type="paragraph" svg:x="0.028cm" svg:y="0.012cm" svg:width="3.741cm" svg:height="0.439cm" draw:z-index="14"><draw:image xlink:href="Pictures/10000201000000DD0000001A3405B9AE.png" xlink:type="simple" xlink:show="embed" xlink:actuate="onLoad"/></draw:frame><draw:frame draw:style-name="Mfr6" draw:name="gráficos2" text:anchor-type="paragraph" svg:x="10.179cm" svg:y="0.09cm" svg:width="2.574cm" svg:height="0.288cm" draw:z-index="19"><draw:image xlink:href="Pictures/1000020100000098000000116368FE0E.png" xlink:type="simple" xlink:show="embed" xlink:actuate="onLoad"/></draw:frame></text:p>
        <text:p text:style-name="MP12"/>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a</meta:initial-creator>
    <meta:editing-cycles>36</meta:editing-cycles>
    <meta:creation-date>2012-05-10T15:18:00</meta:creation-date>
    <dc:date>2015-04-06T18:50:47.959627663</dc:date>
    <meta:editing-duration>PT4H42M30S</meta:editing-duration>
    <meta:generator>LibreOffice/4.2.3.3$Linux_X86_64 LibreOffice_project/420m0$Build-3</meta:generator>
    <dc:creator>Samir </dc:creator>
    <meta:document-statistic meta:table-count="1" meta:image-count="6" meta:object-count="0" meta:page-count="5" meta:paragraph-count="97" meta:word-count="1136" meta:character-count="7525" meta:non-whitespace-character-count="64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